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1a5945" officeooo:paragraph-rsid="001a5945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lu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8:06:54.277000000</meta:creation-date>
    <dc:date>2014-12-08T18:07:20.621000000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4.3.0.4$Windows_x86 LibreOffice_project/62ad5818884a2fc2e5780dd45466868d41009ec0</meta:generator>
  </office:meta>
</office:document-meta>
</file>